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33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vertical-align="bottom" fo:min-height="3.006cm"/>
    </style:style>
    <style:style style:name="gr18" style:family="graphic" style:parent-style-name="standard">
      <style:graphic-properties draw:stroke="none" draw:fill="solid" draw:fill-color="#ffffff" fo:min-height="1.741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3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0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1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2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6" style:family="graphic" style:parent-style-name="Object_20_without_20_fill_5f_2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width="0.044cm" draw:stroke-linejoin="miter" draw:fill="solid" draw:fill-color="#ffffff"/>
    </style:style>
    <style:style style:name="gr38" style:family="graphic" style:parent-style-name="standard">
      <style:graphic-properties draw:stroke="none" svg:stroke-width="0.044cm" draw:stroke-linejoin="miter" draw:fill="solid" draw:fill-color="#000000"/>
    </style:style>
    <style:style style:name="gr3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40" style:family="graphic" style:parent-style-name="standard">
      <style:graphic-properties draw:stroke="none" draw:fill="none" fo:min-height="0.8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43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4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8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9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5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4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61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6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8" style:family="graphic" style:parent-style-name="standard">
      <style:graphic-properties draw:stroke="none" draw:fill="none" fo:min-height="1.195cm"/>
    </style:style>
    <style:style style:name="gr69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7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3" style:family="graphic" style:parent-style-name="standard">
      <style:graphic-properties draw:stroke="none" draw:fill="none" fo:min-height="4.978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7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8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9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8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3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4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5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7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5.20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outline1">
      <style:graphic-properties draw:stroke="none" draw:fill="none" fo:min-height="1.268cm"/>
    </style:style>
    <style:style style:name="pr15" style:family="presentation" style:parent-style-name="Default-outline1">
      <style:graphic-properties draw:stroke="none" draw:fill="none" fo:min-height="2.803cm"/>
    </style:style>
    <style:style style:name="pr16" style:family="presentation" style:parent-style-name="Default-title">
      <style:graphic-properties fo:min-height="2.149cm"/>
    </style:style>
    <style:style style:name="pr17" style:family="presentation" style:parent-style-name="Default-title">
      <style:graphic-properties fo:min-height="3.011cm"/>
    </style:style>
    <style:style style:name="pr18" style:family="presentation" style:parent-style-name="Default-title">
      <style:graphic-properties fo:min-height="1.741cm"/>
    </style:style>
    <style:style style:name="pr19" style:family="presentation" style:parent-style-name="Default-title">
      <style:graphic-properties fo:min-height="1.957cm"/>
    </style:style>
    <style:style style:name="pr20" style:family="presentation" style:parent-style-name="Subtitle-title">
      <style:graphic-properties draw:auto-grow-height="true" fo:min-height="2.629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/>
      <style:text-properties fo:color="#21409a" fo:font-style="normal" style:font-style-asian="normal" style:font-style-complex="normal"/>
    </style:style>
    <style:style style:name="P32" style:family="paragraph">
      <loext:graphic-properties draw:fill="solid" draw:fill-color="#cc0000"/>
      <style:paragraph-properties fo:text-align="center"/>
    </style:style>
    <style:style style:name="P33" style:family="paragraph">
      <loext:graphic-properties draw:fill="solid" draw:fill-color="#0000ff"/>
      <style:paragraph-properties fo:text-align="center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6" style:family="paragraph">
      <style:paragraph-properties fo:margin-left="0cm" fo:margin-right="0cm" fo:margin-top="0.499cm" fo:margin-bottom="0cm" fo:text-indent="0cm"/>
    </style:style>
    <style:style style:name="P37" style:family="paragraph">
      <loext:graphic-properties draw:fill="solid" draw:fill-color="#ffffff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tyle="italic" style:font-style-asian="italic" style:font-style-complex="italic"/>
    </style:style>
    <style:style style:name="P39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sana Math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-33% 58%" style:font-name="FreeSerif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Asana Math" fo:font-size="44pt" style:font-size-asian="44pt" style:font-size-complex="44pt"/>
    </style:style>
    <style:style style:name="T26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666666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</text:span><text:span text:style-name="T1">wor</text:span><text:span text:style-name="T1">k </text:span><text:span text:style-name="T1">flow</text:span><text:span text:style-name="T1">s</text:span></text:p>
            <text:p text:style-name="P1"><text:span text:style-name="T1"/></text:p>
            <text:p text:style-name="P1"><text:span text:style-name="T2">Introduc</text:span><text:span text:style-name="T2">tion to </text:span><text:span text:style-name="T2">Networ</text:span><text:span text:style-name="T2">k </text:span><text:span text:style-name="T2">Science</text:span></text:p>
            <text:p text:style-name="P1"><text:span text:style-name="T2">Carlos </text:span><text:span text:style-name="T2">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ibera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damic, L. A., &amp; Glance, N. (2005, August). The political blogosphere and the 2004 US election: divided they blog. In Proc. LinkKDD (pp. 36-43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utch-speakin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rench-speakin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ecularist</text:span></text:p>
          </draw:text-box>
        </draw:frame>
        <draw:frame draw:style-name="gr9" draw:text-style-name="P14" draw:layer="layout" svg:width="25.908cm" svg:height="0.645cm" svg:x="0cm" svg:y="14.844cm">
          <draw:text-box>
            <text:p text:style-name="P17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7" draw:text-style-name="P19" draw:layer="layout" svg:width="6.601cm" svg:height="3.256cm" svg:x="21.39cm" svg:y="12.492cm">
          <draw:text-box>
            <text:p text:style-name="P3"><text:span text:style-name="T8">Source:</text:span></text:p>
            <text:p text:style-name="P3"><text:span text:style-name="T8">Valdis Kreb</text:span></text:p>
            <text:p text:style-name="P3"><text:span text:style-name="T8">&amp; The Economist</text:span></text:p>
          </draw:text-box>
        </draw:frame>
        <draw:frame draw:style-name="gr18" draw:text-style-name="P20" draw:layer="layout" svg:width="11.43cm" svg:height="1.991cm" svg:x="8.89cm" svg:y="0.254cm">
          <draw:text-box>
            <text:p text:style-name="P3"><text:span text:style-name="T9">Political Book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</text:span><text:span text:style-name="T3">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1" draw:layer="layout" svg:width="25.191cm" svg:height="5.209cm" svg:x="1.016cm" svg:y="4.552cm" presentation:class="title" presentation:user-transformed="true">
          <draw:text-box>
            <text:p text:style-name="P21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5">maximum flow</text:span> that can be sent from s to t?</text:p>
              </text:list-item>
            </text:list>
          </draw:text-box>
        </draw:frame>
        <draw:custom-shape draw:style-name="gr19" draw:text-style-name="P22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4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5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6" draw:text-style-name="P23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6" draw:text-style-name="P23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6" draw:text-style-name="P23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5">maximum flow</text:span> that can be sent from s to t?</text:p>
              </text:list-item>
            </text:list>
          </draw:text-box>
        </draw:frame>
        <draw:custom-shape draw:style-name="gr19" draw:text-style-name="P22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8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9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7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0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1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2" draw:text-style-name="P24" draw:layer="layout" svg:width="1.005cm" svg:height="1.115cm" svg:x="7.469cm" svg:y="8.679cm">
          <draw:text-box>
            <text:p>5</text:p>
          </draw:text-box>
        </draw:frame>
        <draw:frame draw:style-name="gr32" draw:text-style-name="P24" draw:layer="layout" svg:width="1.005cm" svg:height="1.115cm" svg:x="7.47cm" svg:y="12.38cm">
          <draw:text-box>
            <text:p>4</text:p>
          </draw:text-box>
        </draw:frame>
        <draw:frame draw:style-name="gr32" draw:text-style-name="P24" draw:layer="layout" svg:width="1.005cm" svg:height="1.115cm" svg:x="19.369cm" svg:y="8.679cm">
          <draw:text-box>
            <text:p>4</text:p>
          </draw:text-box>
        </draw:frame>
        <draw:frame draw:style-name="gr32" draw:text-style-name="P24" draw:layer="layout" svg:width="1.005cm" svg:height="1.115cm" svg:x="19.37cm" svg:y="12.38cm">
          <draw:text-box>
            <text:p>6</text:p>
          </draw:text-box>
        </draw:frame>
        <draw:frame draw:style-name="gr32" draw:text-style-name="P24" draw:layer="layout" svg:width="1.005cm" svg:height="1.115cm" svg:x="13.354cm" svg:y="8.17cm">
          <draw:text-box>
            <text:p>1</text:p>
          </draw:text-box>
        </draw:frame>
        <draw:frame draw:style-name="gr32" draw:text-style-name="P24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<text:span text:style-name="T5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5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11"><text:tab/></text:span><text:span text:style-name="T11">flow(h) = out_flow(h) - in_flow(h)</text:span></text:p>
              </text:list-item>
              <text:list-item>
                <text:p>Node <text:span text:style-name="T12">s</text:span> has only <text:span text:style-name="T12">out_flow</text:span>, should have positive flow <text:span text:style-name="T12">v</text:span></text:p>
              </text:list-item>
              <text:list-item>
                <text:p>Node <text:span text:style-name="T12">t</text:span> has only <text:span text:style-name="T12">in_flow</text:span>, should have negative flow <text:span text:style-name="T12">-v</text:span></text:p>
              </text:list-item>
              <text:list-item>
                <text:p><text:span text:style-name="T12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3" draw:text-style-name="P25" draw:layer="layout" svg:width="2.197cm" svg:height="0.967cm" svg:x="20.252cm" svg:y="4.522cm" svg:viewBox="0 0 2198 968" draw:points="1098,968 0,968 0,0 2198,0 2198,968">
            <text:p/>
          </draw:polygon>
          <draw:path draw:style-name="gr34" draw:text-style-name="P26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4" draw:text-style-name="P26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4" draw:text-style-name="P26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2">s</text:span> should have positive flow <text:span text:style-name="T12">v</text:span></text:p>
              </text:list-item>
              <text:list-item>
                <text:p text:style-name="P27">Node <text:span text:style-name="T12">t</text:span> should have negative flow <text:span text:style-name="T12">-v</text:span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item>
              <text:list-item>
                <text:p text:style-name="P27"><text:span text:style-name="T12">What should be the flow of an arbitrary node h?</text:span></text:p>
              </text:list-item>
            </text:list>
          </draw:text-box>
        </draw:frame>
        <draw:custom-shape draw:style-name="gr35" draw:text-style-name="P28" xml:id="id11" draw:id="id11" draw:layer="layout" svg:width="2.032cm" svg:height="1.778cm" svg:x="12.684cm" svg:y="8.124cm">
          <text:p text:style-name="P3"><text:span text:style-name="T1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6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6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6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6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3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4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4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3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4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37" draw:text-style-name="P25" draw:layer="layout" svg:width="14.803cm" svg:height="2.435cm" svg:x="6.75cm" svg:y="13.346cm" svg:viewBox="0 0 14804 2436" draw:points="7401,2436 0,2436 0,0 14804,0 14804,2436">
            <text:p/>
          </draw:polygon>
          <draw:path draw:style-name="gr38" draw:text-style-name="P26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38" draw:text-style-name="P26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38" draw:text-style-name="P26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38" draw:text-style-name="P26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38" draw:text-style-name="P26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38" draw:text-style-name="P26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38" draw:text-style-name="P26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8" draw:text-style-name="P26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38" draw:text-style-name="P26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38" draw:text-style-name="P26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38" draw:text-style-name="P26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8" draw:text-style-name="P26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38" draw:text-style-name="P26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38" draw:text-style-name="P26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38" draw:text-style-name="P26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38" draw:text-style-name="P26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38" draw:text-style-name="P26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38" draw:text-style-name="P26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8" draw:text-style-name="P26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8" draw:text-style-name="P26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38" draw:text-style-name="P26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33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4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4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4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3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4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4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4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39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40" draw:text-style-name="P24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37" draw:text-style-name="P25" draw:layer="layout" svg:width="10.163cm" svg:height="2.328cm" svg:x="2.028cm" svg:y="6.43cm" svg:viewBox="0 0 10164 2329" draw:points="5081,2329 0,2329 0,0 10164,0 10164,2329">
            <text:p/>
          </draw:polygon>
          <draw:path draw:style-name="gr38" draw:text-style-name="P26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38" draw:text-style-name="P26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8" draw:text-style-name="P26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8" draw:text-style-name="P26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38" draw:text-style-name="P26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8" draw:text-style-name="P26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38" draw:text-style-name="P26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38" draw:text-style-name="P26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8" draw:text-style-name="P26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8" draw:text-style-name="P26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38" draw:text-style-name="P26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38" draw:text-style-name="P26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38" draw:text-style-name="P26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8" draw:text-style-name="P26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8" draw:text-style-name="P26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38" draw:text-style-name="P26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38" draw:text-style-name="P26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37" draw:text-style-name="P25" draw:layer="layout" svg:width="9.995cm" svg:height="3.929cm" svg:x="1.688cm" svg:y="8.987cm" svg:viewBox="0 0 9996 3930" draw:points="4998,3930 0,3930 0,0 9996,0 9996,3930">
            <text:p/>
          </draw:polygon>
          <draw:path draw:style-name="gr38" draw:text-style-name="P26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38" draw:text-style-name="P26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8" draw:text-style-name="P26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8" draw:text-style-name="P26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38" draw:text-style-name="P26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38" draw:text-style-name="P26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38" draw:text-style-name="P26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8" draw:text-style-name="P26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38" draw:text-style-name="P26" draw:layer="layout" svg:width="0.136cm" svg:height="0.984cm" svg:x="10.387cm" svg:y="9.283cm" svg:viewBox="0 0 137 985" draw:points="137,985 137,947 40,947 40,40 137,40 137,0 0,0 0,985">
            <text:p/>
          </draw:polygon>
          <draw:path draw:style-name="gr38" draw:text-style-name="P26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8" draw:text-style-name="P26" draw:layer="layout" svg:width="0.136cm" svg:height="0.984cm" svg:x="11.431cm" svg:y="9.283cm" svg:viewBox="0 0 137 985" draw:points="137,0 0,0 0,40 96,40 96,947 0,947 0,985 137,985">
            <text:p/>
          </draw:polygon>
          <draw:path draw:style-name="gr38" draw:text-style-name="P26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8" draw:text-style-name="P26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38" draw:text-style-name="P26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38" draw:text-style-name="P26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38" draw:text-style-name="P26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38" draw:text-style-name="P26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38" draw:text-style-name="P26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38" draw:text-style-name="P26" draw:layer="layout" svg:width="0.136cm" svg:height="0.984cm" svg:x="10.252cm" svg:y="11.896cm" svg:viewBox="0 0 137 985" draw:points="137,985 137,947 40,947 40,40 137,40 137,0 0,0 0,985">
            <text:p/>
          </draw:polygon>
          <draw:path draw:style-name="gr38" draw:text-style-name="P26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38" draw:text-style-name="P26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37" draw:text-style-name="P25" draw:layer="layout" svg:width="10.096cm" svg:height="2.196cm" svg:x="15.389cm" svg:y="6.43cm" svg:viewBox="0 0 10097 2197" draw:points="5050,2197 0,2197 0,0 10097,0 10097,2197">
            <text:p/>
          </draw:polygon>
          <draw:path draw:style-name="gr38" draw:text-style-name="P26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38" draw:text-style-name="P26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8" draw:text-style-name="P26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38" draw:text-style-name="P26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38" draw:text-style-name="P26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38" draw:text-style-name="P26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38" draw:text-style-name="P26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38" draw:text-style-name="P26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8" draw:text-style-name="P26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38" draw:text-style-name="P26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8" draw:text-style-name="P26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38" draw:text-style-name="P26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38" draw:text-style-name="P26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38" draw:text-style-name="P26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8" draw:text-style-name="P26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8" draw:text-style-name="P26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38" draw:text-style-name="P26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38" draw:text-style-name="P26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37" draw:text-style-name="P25" draw:layer="layout" svg:width="9.768cm" svg:height="3.759cm" svg:x="15.05cm" svg:y="8.988cm" svg:viewBox="0 0 9769 3760" draw:points="4883,3760 0,3760 0,0 9769,0 9769,3760">
            <text:p/>
          </draw:polygon>
          <draw:path draw:style-name="gr38" draw:text-style-name="P26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38" draw:text-style-name="P26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8" draw:text-style-name="P26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38" draw:text-style-name="P26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38" draw:text-style-name="P26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38" draw:text-style-name="P26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38" draw:text-style-name="P26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8" draw:text-style-name="P26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38" draw:text-style-name="P26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38" draw:text-style-name="P26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38" draw:text-style-name="P26" draw:layer="layout" svg:width="0.136cm" svg:height="0.984cm" svg:x="23.795cm" svg:y="9.284cm" svg:viewBox="0 0 137 985" draw:points="137,985 137,947 40,947 40,40 137,40 137,0 0,0 0,985">
            <text:p/>
          </draw:polygon>
          <draw:path draw:style-name="gr38" draw:text-style-name="P26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38" draw:text-style-name="P26" draw:layer="layout" svg:width="0.136cm" svg:height="0.984cm" svg:x="24.564cm" svg:y="9.284cm" svg:viewBox="0 0 137 985" draw:points="137,0 0,0 0,40 96,40 96,947 0,947 0,985 137,985">
            <text:p/>
          </draw:polygon>
          <draw:path draw:style-name="gr38" draw:text-style-name="P26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38" draw:text-style-name="P26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38" draw:text-style-name="P26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38" draw:text-style-name="P26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38" draw:text-style-name="P26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38" draw:text-style-name="P26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38" draw:text-style-name="P26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38" draw:text-style-name="P26" draw:layer="layout" svg:width="0.136cm" svg:height="0.984cm" svg:x="23.325cm" svg:y="11.763cm" svg:viewBox="0 0 137 985" draw:points="137,985 137,947 40,947 40,40 137,40 137,0 0,0 0,985">
            <text:p/>
          </draw:polygon>
          <draw:path draw:style-name="gr38" draw:text-style-name="P26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8" draw:text-style-name="P26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41" draw:text-style-name="P23" draw:layer="layout" svg:width="5.231cm" svg:height="1.673cm" svg:x="4.421cm" svg:y="3.809cm">
          <draw:text-box>
            <text:p><text:span text:style-name="T14">PRIMAL</text:span></text:p>
          </draw:text-box>
        </draw:frame>
        <draw:frame draw:style-name="gr42" draw:text-style-name="P23" draw:layer="layout" svg:width="3.893cm" svg:height="1.673cm" svg:x="18.537cm" svg:y="3.81cm">
          <draw:text-box>
            <text:p><text:span text:style-name="T14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9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3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4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3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4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3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4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3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4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3" draw:text-style-name="P8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4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5">Variables u</text:span><text:span text:style-name="T16">i</text:span><text:span text:style-name="T15"> don't enter the objective, only their difference is in the constraints</text:span></text:p>
              </text:list-item>
              <text:list-item>
                <text:p><text:span text:style-name="T15">We can set them arbitrarily, in particular u</text:span><text:span text:style-name="T16">s</text:span><text:span text:style-name="T15"> = 0, u</text:span><text:span text:style-name="T16">t</text:span><text:span text:style-name="T15"> = 1</text:span></text:p>
              </text:list-item>
            </text:list>
          </draw:text-box>
        </draw:frame>
        <draw:frame presentation:style-name="pr15" draw:text-style-name="P29" draw:layer="layout" svg:width="24.99cm" svg:height="2.037cm" svg:x="1.64cm" svg:y="2.759cm">
          <draw:text-box>
            <text:list text:style-name="L2">
              <text:list-item>
                <text:p><text:span text:style-name="T15">Remember: the infimum of the solutions of the dual is the supremum of the solutions of primal</text:span></text:p>
              </text:list-item>
            </text:list>
          </draw:text-box>
        </draw:frame>
        <draw:frame draw:style-name="gr44" draw:text-style-name="P30" draw:layer="layout" svg:width="4.318cm" svg:height="1.82cm" svg:x="22.606cm" svg:y="8.89cm">
          <draw:text-box>
            <text:p text:style-name="P3">Think of <text:span text:style-name="T11">y</text:span><text:span text:style-name="T17">ij</text:span> as<text:line-break/>0 or 1</text:p>
          </draw:text-box>
        </draw:frame>
        <draw:frame draw:style-name="gr45" draw:text-style-name="P23" draw:layer="layout" svg:width="1.524cm" svg:height="2.143cm" svg:x="22.044cm" svg:y="8.525cm">
          <draw:text-box>
            <text:p><text:span text:style-name="T18">(</text:span></text:p>
          </draw:text-box>
        </draw:frame>
        <draw:frame draw:style-name="gr45" draw:text-style-name="P23" draw:layer="layout" svg:width="1.524cm" svg:height="2.143cm" svg:x="26.344cm" svg:y="8.526cm">
          <draw:text-box>
            <text:p><text:span text:style-name="T18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4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9">What happens with the values of </text:span><text:span text:style-name="T20">u</text:span><text:span text:style-name="T19"> in every simple path going from </text:span><text:span text:style-name="T20">s</text:span><text:span text:style-name="T19"> to </text:span><text:span text:style-name="T20">t </text:span><text:span text:style-name="T21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7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38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8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38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8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38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38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8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38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38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38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38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38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38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38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8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6" draw:text-style-name="P22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50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4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22">must</text:span> increase, and can only increase <text:span text:style-name="T22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7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38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8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38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8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38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38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8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38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38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38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38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38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38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38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8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6" draw:text-style-name="P22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4" draw:text-style-name="P31" draw:layer="layout" svg:width="26.67cm" svg:height="1.748cm" svg:x="0.762cm" svg:y="12.7cm">
          <draw:text-box>
            <text:list text:style-name="L2">
              <text:list-header>
                <text:p><text:span text:style-name="T23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7" draw:text-style-name="P25" draw:layer="layout" svg:width="14.727cm" svg:height="6.803cm" svg:x="6.604cm" svg:y="3.834cm" svg:viewBox="0 0 14728 6804" draw:points="7363,6804 0,6804 0,0 14728,0 14728,6804">
            <text:p/>
          </draw:polygon>
          <draw:path draw:style-name="gr38" draw:text-style-name="P26" draw:layer="layout" svg:width="0.808cm" svg:height="0.447cm" svg:x="6.633cm" svg:y="4.4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8" draw:text-style-name="P26" draw:layer="layout" svg:width="0.261cm" svg:height="0.662cm" svg:x="7.498cm" svg:y="4.2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534cm" svg:height="0.447cm" svg:x="7.836cm" svg:y="4.4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38" draw:text-style-name="P26" draw:layer="layout" svg:width="1.312cm" svg:height="1.379cm" svg:x="9.214cm" svg:y="3.9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38" draw:text-style-name="P26" draw:layer="layout" svg:width="0.18cm" svg:height="0.689cm" svg:x="8.64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38" draw:text-style-name="P26" draw:layer="layout" svg:width="0.21cm" svg:height="0.465cm" svg:x="8.902cm" svg:y="5.6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089cm" svg:height="0.214cm" svg:x="9.225cm" svg:y="6.009cm" svg:viewBox="0 0 90 215" svg:d="M69 69c0 39-6 83-53 128-5 2-7 5-7 7 0 7 7 11 11 11 9 0 70-56 70-139 0-42-16-76-50-76-22 0-40 18-40 40 0 23 16 41 40 41 18 0 29-12 29-12z">
            <text:p/>
          </draw:path>
          <draw:path draw:style-name="gr38" draw:text-style-name="P26" draw:layer="layout" svg:width="0.304cm" svg:height="0.599cm" svg:x="9.382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18cm" svg:height="0.689cm" svg:x="9.796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38" draw:text-style-name="P26" draw:layer="layout" svg:width="0.382cm" svg:height="0.452cm" svg:x="10.13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38" draw:text-style-name="P26" draw:layer="layout" svg:width="0.521cm" svg:height="0.492cm" svg:x="10.625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38" draw:text-style-name="P26" draw:layer="layout" svg:width="0.447cm" svg:height="0.696cm" svg:x="11.395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8" draw:text-style-name="P26" draw:layer="layout" svg:width="0.21cm" svg:height="0.465cm" svg:x="11.886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2.132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456cm" svg:height="0.638cm" svg:x="12.574cm" svg:y="4.4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507cm" svg:height="0.447cm" svg:x="8.3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1cm" svg:height="0.465cm" svg:x="8.866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602cm" svg:height="0.042cm" svg:x="9.462cm" svg:y="7.226cm" svg:viewBox="0 0 603 43" svg:d="M569 43c16 0 34 0 34-23 0-20-18-20-34-20h-535c-16 0-34 0-34 20 0 23 18 23 34 23z">
            <text:p/>
          </draw:path>
          <draw:path draw:style-name="gr38" draw:text-style-name="P26" draw:layer="layout" svg:width="0.507cm" svg:height="0.447cm" svg:x="10.394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304cm" svg:height="0.599cm" svg:x="10.929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38" draw:text-style-name="P26" draw:layer="layout" svg:width="0.655cm" svg:height="0.658cm" svg:x="11.617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8" draw:text-style-name="P26" draw:layer="layout" svg:width="0.456cm" svg:height="0.638cm" svg:x="12.574cm" svg:y="7.0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7.1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6.8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6.8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7.031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23cm" svg:height="0.985cm" svg:x="17.481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38" draw:text-style-name="P26" draw:layer="layout" svg:width="0.261cm" svg:height="0.662cm" svg:x="17.795cm" svg:y="6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38" draw:text-style-name="P26" draw:layer="layout" svg:width="0.115cm" svg:height="0.295cm" svg:x="18.192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38" draw:text-style-name="P26" draw:layer="layout" svg:width="0.404cm" svg:height="0.853cm" svg:x="18.53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38" draw:text-style-name="P26" draw:layer="layout" svg:width="0.23cm" svg:height="0.985cm" svg:x="19.061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38" draw:text-style-name="P26" draw:layer="layout" svg:width="0.494cm" svg:height="0.573cm" svg:x="19.744cm" svg:y="6.9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38" draw:text-style-name="P26" draw:layer="layout" svg:width="0.675cm" svg:height="0.707cm" svg:x="20.624cm" svg:y="6.7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38" draw:text-style-name="P26" draw:layer="layout" svg:width="0.456cm" svg:height="0.638cm" svg:x="12.574cm" svg:y="8.5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8" draw:text-style-name="P26" draw:layer="layout" svg:width="0.21cm" svg:height="0.465cm" svg:x="13.062cm" svg:y="8.6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38" draw:text-style-name="P26" draw:layer="layout" svg:width="0.304cm" svg:height="0.599cm" svg:x="13.306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38" draw:text-style-name="P26" draw:layer="layout" svg:width="0.602cm" svg:height="0.763cm" svg:x="14.787cm" svg:y="8.3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38" draw:text-style-name="P26" draw:layer="layout" svg:width="0.416cm" svg:height="0.678cm" svg:x="16.494cm" svg:y="8.3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507cm" svg:height="0.447cm" svg:x="7.811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77cm" svg:height="0.313cm" svg:x="8.394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38" draw:text-style-name="P26" draw:layer="layout" svg:width="0.655cm" svg:height="0.232cm" svg:x="9.095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416cm" svg:height="0.678cm" svg:x="10.116cm" svg:y="9.7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38" draw:text-style-name="P26" draw:layer="layout" svg:width="0.115cm" svg:height="0.295cm" svg:x="10.654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38" draw:text-style-name="P26" draw:layer="layout" svg:width="0.507cm" svg:height="0.447cm" svg:x="11.037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38" draw:text-style-name="P26" draw:layer="layout" svg:width="0.234cm" svg:height="0.438cm" svg:x="11.599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8" draw:text-style-name="P26" draw:layer="layout" svg:width="0.655cm" svg:height="0.232cm" svg:x="12.247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13.317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</text:span><text:span text:style-name="T15">form of a cut (S, S')</text:span></text:p>
              </text:list-item>
            </text:list>
          </draw:text-box>
        </draw:frame>
        <draw:custom-shape draw:style-name="gr51" draw:text-style-name="P32" xml:id="id22" draw:id="id2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xml:id="id26" draw:id="id2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7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5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5" draw:layer="layout" svg:width="1.747cm" svg:height="3.16cm" svg:x="19.728cm" svg:y="6.591cm">
          <draw:text-box>
            <text:p><text:span text:style-name="T25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</text:span><text:span text:style-name="T15">form of a cut (S, S')</text:span></text:p>
              </text:list-item>
            </text:list>
          </draw:text-box>
        </draw:frame>
        <draw:custom-shape draw:style-name="gr51" draw:text-style-name="P32" xml:id="id27" draw:id="id27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28" draw:id="id28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xml:id="id29" draw:id="id29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0" draw:id="id30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xml:id="id31" draw:id="id31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7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5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5" draw:layer="layout" svg:width="1.747cm" svg:height="3.16cm" svg:x="19.728cm" svg:y="6.591cm">
          <draw:text-box>
            <text:p><text:span text:style-name="T25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51" draw:text-style-name="P32" xml:id="id32" draw:id="id3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xml:id="id33" draw:id="id33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xml:id="id34" draw:id="id34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xml:id="id35" draw:id="id35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xml:id="id36" draw:id="id3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7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5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5" draw:layer="layout" svg:width="1.747cm" svg:height="3.16cm" svg:x="19.728cm" svg:y="6.591cm">
          <draw:text-box>
            <text:p><text:span text:style-name="T25">S'</text:span></text:p>
          </draw:text-box>
        </draw:frame>
        <draw:g>
          <svg:title>TexMaths</svg:title>
          <svg:desc>28§latex§u_i - u_j + y_{ij} \ge 0§svg§600§FALSE§</svg:desc>
          <draw:polygon draw:style-name="gr37" draw:text-style-name="P25" draw:layer="layout" svg:width="7.24cm" svg:height="0.918cm" svg:x="2.288cm" svg:y="2.376cm" svg:viewBox="0 0 7241 919" draw:points="3620,919 0,919 0,0 7241,0 7241,919">
            <text:p/>
          </draw:polygon>
          <draw:path draw:style-name="gr38" draw:text-style-name="P26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38" draw:text-style-name="P26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38" draw:text-style-name="P26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38" draw:text-style-name="P26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38" draw:text-style-name="P26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38" draw:text-style-name="P26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38" draw:text-style-name="P26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38" draw:text-style-name="P26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38" draw:text-style-name="P26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38" draw:text-style-name="P26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38" draw:text-style-name="P26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4" draw:text-style-name="P23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3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4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4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4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37" draw:text-style-name="P25" draw:layer="layout" svg:width="10.138cm" svg:height="0.918cm" svg:x="17.019cm" svg:y="12.974cm" svg:viewBox="0 0 10139 919" draw:points="5070,919 0,919 0,0 10139,0 10139,919">
            <text:p/>
          </draw:polygon>
          <draw:path draw:style-name="gr38" draw:text-style-name="P26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38" draw:text-style-name="P26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38" draw:text-style-name="P26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38" draw:text-style-name="P26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38" draw:text-style-name="P26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38" draw:text-style-name="P26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38" draw:text-style-name="P26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38" draw:text-style-name="P26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38" draw:text-style-name="P26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8" draw:text-style-name="P26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38" draw:text-style-name="P26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38" draw:text-style-name="P26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38" draw:text-style-name="P26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4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5" draw:text-style-name="P23" draw:layer="layout" svg:width="24.892cm" svg:height="2.688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6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7" draw:text-style-name="P23" draw:layer="layout" svg:width="24.892cm" svg:height="3.072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<text:span text:style-name="T26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5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6">Pick an edge at random <text:span text:style-name="T11">(u,v)</text:span></text:p>
              </text:list-item>
              <text:list-item>
                <text:p text:style-name="P36">Merge <text:span text:style-name="T11">u</text:span> and <text:span text:style-name="T11">v</text:span> in new vertex <text:span text:style-name="T11">uv</text:span></text:p>
              </text:list-item>
              <text:list-item>
                <text:p text:style-name="P36">Edges between <text:span text:style-name="T11">u</text:span> and <text:span text:style-name="T11">v</text:span> are removed</text:p>
              </text:list-item>
              <text:list-item>
                <text:p text:style-name="P36">Edges pointing to <text:span text:style-name="T11">u</text:span> or <text:span text:style-name="T11">v</text:span> are added as multi-edges to vertex <text:span text:style-name="T11">uv</text:span></text:p>
              </text:list-item>
              <text:list-item>
                <text:p>When only <text:span text:style-name="T11">s</text:span> and <text:span text:style-name="T11">t</text:span> remain, the multi-edges are a cut, <text:span text:style-name="T27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8" draw:text-style-name="P24" draw:layer="layout" svg:width="17.685cm" svg:height="1.445cm" svg:x="5.937cm" svg:y="14.158cm">
          <draw:text-box>
            <text:p><text:span text:style-name="T28"><text:a xlink:href="http://www.cs.berkeley.edu/~jfc/cs174lecs/lec18/lec18.html" xlink:type="simple">http://www.cs.berkeley.edu/~jfc/cs174lecs/lec18/lec18.html</text:a></text:span><text:span text:style-name="T28"><text:s/></text:span></text:p>
          </draw:text-box>
        </draw:frame>
        <draw:frame draw:style-name="gr69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9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draw:frame draw:style-name="gr70" draw:text-style-name="P37" draw:layer="layout" svg:width="0.762cm" svg:height="0.725cm" svg:x="6.386cm" svg:y="6.642cm">
          <draw:text-box>
            <text:p><text:span text:style-name="T29">X</text:span></text:p>
          </draw:text-box>
        </draw:frame>
        <draw:frame draw:style-name="gr70" draw:text-style-name="P37" draw:layer="layout" svg:width="0.762cm" svg:height="0.725cm" svg:x="9.386cm" svg:y="6.543cm">
          <draw:text-box>
            <text:p><text:span text:style-name="T29">Y</text:span></text:p>
          </draw:text-box>
        </draw:frame>
        <draw:frame draw:style-name="gr71" draw:text-style-name="P37" draw:layer="layout" svg:width="1.278cm" svg:height="1.199cm" svg:x="15.786cm" svg:y="6.843cm">
          <draw:text-box>
            <text:p><text:span text:style-name="T29">XY</text:span></text:p>
          </draw:text-box>
        </draw:frame>
        <draw:frame draw:style-name="gr71" draw:text-style-name="P37" draw:layer="layout" svg:width="1.278cm" svg:height="1.199cm" svg:x="18.386cm" svg:y="11.844cm">
          <draw:text-box>
            <text:p><text:span text:style-name="T29">YZ</text:span></text:p>
          </draw:text-box>
        </draw:frame>
        <draw:frame draw:style-name="gr71" draw:text-style-name="P37" draw:layer="layout" svg:width="1.278cm" svg:height="1.199cm" svg:x="12.186cm" svg:y="11.845cm">
          <draw:text-box>
            <text:p><text:span text:style-name="T29">Z</text:span></text:p>
          </draw:text-box>
        </draw:frame>
        <draw:frame draw:style-name="gr70" draw:text-style-name="P37" draw:layer="layout" svg:width="0.762cm" svg:height="0.725cm" svg:x="8.786cm" svg:y="11.743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8" draw:layer="layout" svg:width="9.776cm" svg:height="1.944cm" svg:x="1.4cm" svg:y="3.214cm" presentation:class="outline" presentation:user-transformed="true">
          <draw:text-box>
            <text:p text:style-name="P3"><text:span text:style-name="T12">Run the randomized</text:span><text:span text:style-name="T12"><text:line-break/></text:span><text:span text:style-name="T12">algorithm on this graph</text:span></text:p>
          </draw:text-box>
        </draw:frame>
        <draw:custom-shape draw:style-name="gr72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3" draw:text-style-name="P24" draw:layer="layout" svg:width="14.478cm" svg:height="5.228cm" svg:x="12.192cm" svg:y="1.326cm">
          <draw:text-box>
            <text:list text:style-name="L1">
              <text:list-item>
                <text:p>Pick an edge at random <text:span text:style-name="T11">(u,v)</text:span></text:p>
              </text:list-item>
              <text:list-item>
                <text:p><text:span text:style-name="T30">Merge </text:span><text:span text:style-name="T31">u</text:span><text:span text:style-name="T32"> and </text:span><text:span text:style-name="T31">v</text:span><text:span text:style-name="T32"> in new vertex </text:span><text:span text:style-name="T11">uv</text:span></text:p>
              </text:list-item>
              <text:list-item>
                <text:p><text:span text:style-name="T32">Edges between </text:span><text:span text:style-name="T31">u</text:span><text:span text:style-name="T32"> and </text:span><text:span text:style-name="T11">v</text:span> are removed</text:p>
              </text:list-item>
              <text:list-item>
                <text:p><text:span text:style-name="T32">Edges pointing to </text:span><text:span text:style-name="T31">u</text:span><text:span text:style-name="T32"> or </text:span><text:span text:style-name="T31">v</text:span><text:span text:style-name="T32"> are added as multi-edges to vertex </text:span><text:span text:style-name="T11">uv</text:span></text:p>
              </text:list-item>
              <text:list-item>
                <text:p><text:span text:style-name="T32">When only </text:span><text:span text:style-name="T31">s</text:span><text:span text:style-name="T32"> and </text:span><text:span text:style-name="T11">t</text:span> remain, the multi-edges are a cut, probably the minimum one</text:p>
              </text:list-item>
            </text:list>
          </draw:text-box>
        </draw:frame>
        <draw:custom-shape draw:style-name="gr74" draw:text-style-name="P39" xml:id="id37" draw:id="id37" draw:layer="layout" svg:width="2.35cm" svg:height="2.35cm" svg:x="7.524cm" svg:y="9.814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9" xml:id="id40" draw:id="id40" draw:layer="layout" svg:width="2.35cm" svg:height="2.35cm" svg:x="18.224cm" svg:y="9.948cm">
          <text:p text:style-name="P3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2" xml:id="id38" draw:id="id38" draw:layer="layout" svg:width="2.353cm" svg:height="2.35cm" svg:x="10.7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2" xml:id="id39" draw:id="id39" draw:layer="layout" svg:width="2.35cm" svg:height="2.35cm" svg:x="15.1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2" xml:id="id41" draw:id="id41" draw:layer="layout" svg:width="2.353cm" svg:height="2.35cm" svg:x="10.7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2" xml:id="id42" draw:id="id42" draw:layer="layout" svg:width="2.35cm" svg:height="2.352cm" svg:x="15.1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9.53cm" svg:y1="10.158cm" svg:x2="10.763cm" svg:y2="8.428cm" draw:start-shape="id37" draw:start-glue-point="11" draw:end-shape="id38" draw:end-glue-point="6" svg:d="M9530 10158l1233-1730" svg:viewBox="0 0 1234 1731">
          <text:p/>
        </draw:connector>
        <draw:connector draw:style-name="gr78" draw:text-style-name="P8" draw:layer="layout" draw:type="line" svg:x1="13.116cm" svg:y1="8.428cm" svg:x2="15.114cm" svg:y2="8.428cm" draw:start-shape="id38" draw:start-glue-point="10" draw:end-shape="id39" draw:end-glue-point="3" svg:d="M13116 8428h1998" svg:viewBox="0 0 1999 1">
          <text:p/>
        </draw:connector>
        <draw:connector draw:style-name="gr77" draw:text-style-name="P8" draw:layer="layout" draw:type="line" svg:x1="17.464cm" svg:y1="8.428cm" svg:x2="18.568cm" svg:y2="10.292cm" draw:start-shape="id39" draw:start-glue-point="10" draw:end-shape="id40" draw:end-glue-point="5" svg:d="M17464 8428l1104 1864" svg:viewBox="0 0 1105 1865">
          <text:p/>
        </draw:connector>
        <draw:connector draw:style-name="gr77" draw:text-style-name="P8" draw:layer="layout" draw:type="line" svg:x1="9.53cm" svg:y1="11.82cm" svg:x2="10.763cm" svg:y2="13.708cm" draw:start-shape="id37" draw:start-glue-point="9" draw:end-shape="id41" draw:end-glue-point="6" svg:d="M9530 11820l1233 1888" svg:viewBox="0 0 1234 1889">
          <text:p/>
        </draw:connector>
        <draw:connector draw:style-name="gr79" draw:text-style-name="P8" draw:layer="layout" draw:type="line" svg:x1="13.116cm" svg:y1="13.708cm" svg:x2="15.114cm" svg:y2="13.709cm" draw:start-shape="id41" draw:start-glue-point="10" draw:end-shape="id42" svg:d="M13116 13708l1998 1" svg:viewBox="0 0 1999 2">
          <text:p/>
        </draw:connector>
        <draw:connector draw:style-name="gr77" draw:text-style-name="P8" draw:layer="layout" draw:type="line" svg:x1="17.464cm" svg:y1="13.709cm" svg:x2="18.568cm" svg:y2="11.954cm" draw:start-shape="id42" draw:start-glue-point="10" draw:end-shape="id40" draw:end-glue-point="7" svg:d="M17464 13709l1104-1755" svg:viewBox="0 0 1105 1756">
          <text:p/>
        </draw:connector>
        <draw:connector draw:style-name="gr79" draw:text-style-name="P8" draw:layer="layout" draw:type="line" svg:x1="12.772cm" svg:y1="9.259cm" svg:x2="15.458cm" svg:y2="12.877cm" draw:start-shape="id38" draw:start-glue-point="9" draw:end-shape="id42" draw:end-glue-point="5" svg:d="M12772 9259l2686 3618" svg:viewBox="0 0 2687 3619">
          <text:p/>
        </draw:connector>
        <draw:connector draw:style-name="gr79" draw:text-style-name="P8" draw:layer="layout" draw:type="line" svg:x1="12.772cm" svg:y1="12.877cm" svg:x2="15.458cm" svg:y2="9.259cm" draw:start-shape="id41" draw:start-glue-point="11" draw:end-shape="id39" draw:end-glue-point="7" svg:d="M12772 128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80" draw:text-style-name="P22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8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7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7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9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7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9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9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84" draw:text-style-name="P22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8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7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7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9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7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8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9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84" draw:text-style-name="P22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8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7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7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9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7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9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90" draw:text-style-name="P22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2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8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7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7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9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7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8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92" draw:text-style-name="P22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2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8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7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7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9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7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5" draw:text-style-name="P22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93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7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7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9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7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84" draw:text-style-name="P22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7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7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7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90" draw:text-style-name="P22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2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94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7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7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84" draw:text-style-name="P22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2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7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5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3" draw:layer="layout" svg:width="7.134cm" svg:height="0.962cm" svg:x="19.028cm" svg:y="14.701cm">
          <draw:text-box>
            <text:p>Cut of weight 2 found!</text:p>
          </draw:text-box>
        </draw:frame>
        <draw:line draw:style-name="gr97" draw:text-style-name="P8" draw:layer="layout" svg:x1="8.536cm" svg:y1="2.118cm" svg:x2="9.552cm" svg:y2="2.118cm">
          <text:p/>
        </draw:line>
        <draw:line draw:style-name="gr97" draw:text-style-name="P8" draw:layer="layout" svg:x1="16.788cm" svg:y1="1.836cm" svg:x2="18.084cm" svg:y2="1.836cm">
          <text:p/>
        </draw:line>
        <draw:line draw:style-name="gr97" draw:text-style-name="P8" draw:layer="layout" svg:x1="17.289cm" svg:y1="5.841cm" svg:x2="18.585cm" svg:y2="5.841cm">
          <text:p/>
        </draw:line>
        <draw:line draw:style-name="gr97" draw:text-style-name="P8" draw:layer="layout" svg:x1="17.374cm" svg:y1="9.591cm" svg:x2="18.67cm" svg:y2="9.591cm">
          <text:p/>
        </draw:line>
        <draw:line draw:style-name="gr97" draw:text-style-name="P8" draw:layer="layout" svg:x1="17.364cm" svg:y1="13.853cm" svg:x2="18.66cm" svg:y2="13.853cm">
          <text:p/>
        </draw:line>
        <draw:line draw:style-name="gr97" draw:text-style-name="P8" draw:layer="layout" svg:x1="18.435cm" svg:y1="3.784cm" svg:x2="17.136cm" svg:y2="4.65cm">
          <text:p/>
        </draw:line>
        <draw:line draw:style-name="gr97" draw:text-style-name="P8" draw:layer="layout" svg:x1="18.435cm" svg:y1="7.51cm" svg:x2="17.136cm" svg:y2="8.376cm">
          <text:p/>
        </draw:line>
        <draw:line draw:style-name="gr97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8" draw:text-style-name="P24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07T16:23:14.654438072</dc:date>
    <meta:editing-duration>PT9H21M20S</meta:editing-duration>
    <meta:editing-cycles>70</meta:editing-cycles>
    <meta:generator>LibreOffice/6.0.7.3$Linux_X86_64 LibreOffice_project/00m0$Build-3</meta:generator>
    <dc:creator>Carlos Castillo</dc:creator>
    <meta:document-statistic meta:object-count="992"/>
  </office:meta>
</office:document-meta>
</file>

<file path=Object 1/content.xml><?xml version="1.0" encoding="utf-8"?>
<math xmlns="http://www.w3.org/1998/Math/MathML" display="block"/>
</file>